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Prénom_20_NOM">
      <style:text-properties style:font-name="Arial1" fo:font-size="11pt" style:font-size-asian="11pt" style:font-size-complex="11pt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8pt" style:font-size-asian="8pt"/>
    </style:style>
    <style:style style:name="T8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7">Réf.: </text:span><text:span text:style-name="T3">DPAS/SIS/BADA/SUSPENSION/</text:span><text:span text:style-name="T3"><text:date style:data-style-name="N106" text:date-value="2012-04-26T15:47:36.51">2012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2-04-26T15:47:36.52">26/04/2012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0"><text:span text:style-name="T8">Comme je vous l’indiquai dans mon courrier du </text:span><text:span text:style-name="T4"><text:user-field-get text:name="passagecommissionep_impressionconvocation"/></text:span>, l’équipe pluridisciplinaire (EP) qui a examiné votre situation.</text:p>
        <text:p text:style-name="P4"/>
        <text:p text:style-name="P15">Les informations recueillies font état de récentes démarches d’insertion.</text:p>
        <text:p text:style-name="P15">Votre allocation de Revenu de Solidarité Active (RSA) est donc maintenue.</text:p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4-26T15:47:36.43</dc:date>
    <dc:creator>Julien Mille</dc:creator>
    <meta:editing-duration>PT05H51M01S</meta:editing-duration>
    <meta:editing-cycles>101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3" meta:word-count="65" meta:character-count="489"/>
  </office:meta>
</office:document-meta>
</file>